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1回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string">
            <text:p>名前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合計</text:p>
          </table:table-cell>
        </table:table-row>
        <table:table-row table:style-name="ro1">
          <table:table-cell office:value-type="string">
            <text:p>Nこいし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float" office:value="110">
            <text:p>110</text:p>
          </table:table-cell>
          <table:table-cell table:number-columns-repeated="2"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紫</text:p>
          </table:table-cell>
          <table:table-cell office:value-type="string">
            <text:p>無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HリリーW</text:p>
          </table:table-cell>
          <table:table-cell office:value-type="string">
            <text:p>無</text:p>
          </table:table-cell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N幽香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float" office:value="105">
            <text:p>105</text:p>
          </table:table-cell>
          <table:table-cell table:number-columns-repeated="2"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N大妖精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華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D美鈴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N勇儀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float" office:value="110">
            <text:p>110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一輪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H雛</text:p>
          </table:table-cell>
          <table:table-cell office:value-type="string">
            <text:p>毒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Nメディスン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Dメディスン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string">
            <text:p>D天子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Hルイズ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float" office:value="120">
            <text:p>120</text:p>
          </table:table-cell>
          <table:table-cell table:number-columns-repeated="2"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75">
            <text:p>75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N豊姫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Sはたて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H響子</text:p>
          </table:table-cell>
          <table:table-cell office:value-type="string">
            <text:p>風</text:p>
          </table:table-cell>
          <table:table-cell/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Hミスティア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Hヤマメ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S幽々子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萃香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慧音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Nキクリ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Hナズーリン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T妖夢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T咲夜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Hリリカ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Nコンガラ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D霊夢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Nスター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H小町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Dにとり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S魔梨沙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ADマリサ</text:p>
          </table:table-cell>
          <table:table-cell office:value-type="string">
            <text:p>雷</text:p>
          </table:table-cell>
          <table:table-cell/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衣玖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Sレティ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Hレティ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ADチルノ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2"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H小悪魔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90">
            <text:p>9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S鈴仙</text:p>
          </table:table-cell>
          <table:table-cell office:value-type="string">
            <text:p>理</text:p>
          </table:table-cell>
          <table:table-cell/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Hエレン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A燐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table:number-columns-repeated="2"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Sユキ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Tサニー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T先代の巫女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float" office:value="105">
            <text:p>105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D諏訪子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サリエル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SリリーB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string">
            <text:p>魔天使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Tルーミア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530">
            <text:p>5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2012/12/03</text:date>, <text:time>01:01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01:01:27.08</dc:date>
    <meta:generator>OpenOffice.org/3.4$Win32 OpenOffice.org_project/340m1$Build-9590</meta:generator>
    <meta:editing-duration>PT1H29M26S</meta:editing-duration>
    <meta:editing-cycles>2</meta:editing-cycles>
    <meta:document-statistic meta:table-count="1" meta:cell-count="504" meta:object-count="0"/>
  </office:meta>
</office:document-meta>
</file>